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Next bind variables to Movement</text:p>
      <text:p text:style-name="Standard">-Directly in events provide uniqueness of modules in an object.</text:p>
      <text:p text:style-name="Standard">-Implement operation execution.</text:p>
      <text:p text:style-name="Standard">-Implement dynamic variables.</text:p>
      <text:p text:style-name="Standard">-When adding objects, dereference selectedObject - addresses can change.</text:p>
      <text:p text:style-name="Standard">-Implement while loops and directives – add repetition and group flow management to if statements.</text:p>
      <text:p text:style-name="Standard">-Implement variable change detection and add it to triggers lookup table.</text:p>
      <text:p text:style-name="Standard">-Ignore deactivated events.</text:p>
      <text:p text:style-name="Standard">-Create new event system.</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Move Linux and Windows .exe to different folders. Right now, after changing the system, you are forced to recompile the whole executable.</text:p>
      <text:p text:style-name="Standard">-Implement dynamic adding and deleting objects and their module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soft-page-break/>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soft-page-break/>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soft-page-break/>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soft-page-break/>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7-29T20:50:00Z</dc:date>
    <meta:template xlink:href="Normal.dotm" xlink:type="simple"/>
    <meta:editing-cycles>448</meta:editing-cycles>
    <meta:editing-duration>PT263460S</meta:editing-duration>
    <meta:document-statistic meta:page-count="5" meta:paragraph-count="21" meta:word-count="1613" meta:character-count="10788" meta:row-count="76" meta:non-whitespace-character-count="9196"/>
  </office:meta>
</office:document-meta>
</file>